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Monospace" svg:font-family="Monospace" style:font-adornments="Обычный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07a53" officeooo:paragraph-rsid="00007a53"/>
    </style:style>
    <style:style style:name="P2" style:family="paragraph" style:parent-style-name="Heading_20_1">
      <style:text-properties officeooo:rsid="00054313" officeooo:paragraph-rsid="00054313"/>
    </style:style>
    <style:style style:name="P3" style:family="paragraph" style:parent-style-name="Heading_20_1">
      <style:text-properties officeooo:rsid="0005a65f" officeooo:paragraph-rsid="0005a65f"/>
    </style:style>
    <style:style style:name="P4" style:family="paragraph" style:parent-style-name="Title">
      <style:paragraph-properties fo:margin-top="0.624cm" fo:margin-bottom="0.413cm" loext:contextual-spacing="false" fo:line-height="150%"/>
      <style:text-properties officeooo:rsid="00007a53" officeooo:paragraph-rsid="00007a53"/>
    </style:style>
    <style:style style:name="P5" style:family="paragraph" style:parent-style-name="Heading_20_2">
      <style:text-properties officeooo:rsid="0005a65f" officeooo:paragraph-rsid="0005a65f"/>
    </style:style>
    <style:style style:name="P6" style:family="paragraph" style:parent-style-name="Text_20_body">
      <style:text-properties officeooo:paragraph-rsid="00007a53"/>
    </style:style>
    <style:style style:name="P7" style:family="paragraph" style:parent-style-name="Text_20_body" style:list-style-name="L1">
      <style:text-properties officeooo:rsid="0001c156" officeooo:paragraph-rsid="0001c156"/>
    </style:style>
    <style:style style:name="P8" style:family="paragraph" style:parent-style-name="Text_20_body" style:list-style-name="L1">
      <style:text-properties fo:font-weight="normal" officeooo:rsid="0001c156" officeooo:paragraph-rsid="0001c156" style:font-weight-asian="normal" style:font-weight-complex="normal"/>
    </style:style>
    <style:style style:name="P9" style:family="paragraph" style:parent-style-name="Text_20_body">
      <style:text-properties fo:font-weight="normal" officeooo:rsid="0001c156" officeooo:paragraph-rsid="0001c156" style:font-weight-asian="normal" style:font-weight-complex="normal"/>
    </style:style>
    <style:style style:name="P10" style:family="paragraph" style:parent-style-name="Text_20_body" style:list-style-name="L2">
      <style:text-properties fo:font-weight="normal" officeooo:rsid="0001c156" officeooo:paragraph-rsid="0001c156" style:font-weight-asian="normal" style:font-weight-complex="normal"/>
    </style:style>
    <style:style style:name="P11" style:family="paragraph" style:parent-style-name="Text_20_body">
      <style:text-properties officeooo:paragraph-rsid="00054313"/>
    </style:style>
    <style:style style:name="P12" style:family="paragraph" style:parent-style-name="Text_20_body">
      <style:text-properties officeooo:rsid="0005a65f" officeooo:paragraph-rsid="0005a65f"/>
    </style:style>
    <style:style style:name="T1" style:family="text">
      <style:text-properties officeooo:rsid="00007a53"/>
    </style:style>
    <style:style style:name="T2" style:family="text">
      <style:text-properties fo:language="en" fo:country="US" fo:font-weight="bold" officeooo:rsid="00054313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7a53" style:font-weight-asian="bold" style:font-weight-complex="bold"/>
    </style:style>
    <style:style style:name="T5" style:family="text">
      <style:text-properties officeooo:rsid="0002c00e"/>
    </style:style>
    <style:style style:name="T6" style:family="text">
      <style:text-properties fo:language="ru" fo:country="RU" fo:font-weight="bold" officeooo:rsid="00054313" style:font-weight-asian="bold" style:font-weight-complex="bold"/>
    </style:style>
    <style:style style:name="T7" style:family="text">
      <style:text-properties fo:language="ru" fo:country="RU" fo:font-weight="normal" officeooo:rsid="00054313" style:font-weight-asian="normal" style:font-weight-complex="normal"/>
    </style:style>
    <style:style style:name="T8" style:family="text">
      <style:text-properties officeooo:rsid="0005a6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акроэкономическое развитие</text:p>
      <text:h text:style-name="P1" text:outline-level="1">Совокупные спрос и предложение</text:h>
      <text:p text:style-name="P6"><text:span text:style-name="T1"><text:tab/></text:span><text:span text:style-name="T4">Совокупный спрос (агрегированный)</text:span><text:span text:style-name="T1"> </text:span><text:span text:style-name="T4">—</text:span><text:span text:style-name="T1"> совокупный объём товаров и услуг, который готовы приобрести потребители при различных уровнях цен.<text:line-break/><text:line-break/><text:tab/></text:span><text:span text:style-name="T4">На макроуровне совокупный спрос определяется:</text:span></text:p>
      <text:list xml:id="list3585139270" text:style-name="L1">
        <text:list-item>
          <text:p text:style-name="P7">Эффект процентной ставки</text:p>
        </text:list-item>
        <text:list-item>
          <text:p text:style-name="P8">Эффект богатства (реальных кассовых остатков)</text:p>
        </text:list-item>
        <text:list-item>
          <text:p text:style-name="P8">Эффект импортных закупок (обменного курса)</text:p>
        </text:list-item>
      </text:list>
      <text:p text:style-name="P9"/>
      <text:p text:style-name="P9"><text:tab/><text:span text:style-name="T3">Неценовые факторы совокупного спроса:</text:span></text:p>
      <text:list xml:id="list3639047425" text:style-name="L2">
        <text:list-item>
          <text:p text:style-name="P10">Изменения в потребительских расходах, благосостояние потребителей, их задолженности, налоги.</text:p>
        </text:list-item>
        <text:list-item>
          <text:p text:style-name="P10">Изменение в инвестиционных расходах, процентные ставки, ожидаемая прибыль от инвестиций, налоги с предприятий, технологии, избыточные мощности.</text:p>
        </text:list-item>
        <text:list-item>
          <text:p text:style-name="P10">Изменения в государственных расходах.</text:p>
        </text:list-item>
        <text:list-item>
          <text:p text:style-name="P10">Изменения в расходах <text:span text:style-name="T5">на чистый объём экспорта: национальный доход в других странах, курсы валют.</text:span></text:p>
        </text:list-item>
      </text:list>
      <text:h text:style-name="P2" text:outline-level="1">Кейнсиан<text:span text:style-name="T8">с</text:span>кая функция потребления и сбережения</text:h>
      <text:p text:style-name="P11"><text:tab/><text:span text:style-name="T6">Потребление (С) — </text:span><text:span text:style-name="T7">общее количество товаров, купленных и потреблённых в течение какого-то периода.</text:span></text:p>
      <text:p text:style-name="P11"><text:span text:style-name="T7"><text:tab/></text:span><text:span text:style-name="T6">Сбережение (</text:span><text:span text:style-name="T2">S</text:span><text:span text:style-name="T6">) — </text:span><text:span text:style-name="T7">то часть дохода, которая не потребляется.</text:span></text:p>
      <text:h text:style-name="P3" text:outline-level="1"><text:soft-page-break/>Макроэкономическое равновесие</text:h>
      <text:h text:style-name="P5" text:outline-level="2">Классическая модель</text:h>
      <text:p text:style-name="P12">Макроэкономическое равновесие в этой модели можно рассматривать как ситуацию, когда весь произведённый продукт полностью куплен.</text:p>
      <text:h text:style-name="P5" text:outline-level="2">Кейнсианская модель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Monospace" svg:font-family="Monospace" style:font-adornments="Обычный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801cm" fo:margin-bottom="0.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40%" fo:font-weight="bold" style:font-size-asian="130%" style:font-weight-asian="bold" style:font-size-complex="130%" style:font-weight-complex="bold"/>
    </style:style>
    <style:style style:name="Заметка" style:family="paragraph" style:hidden="true" style:parent-style-name="Standard">
      <style:text-properties fo:color="#808080" fo:language="ru" fo:country="RU" style:text-underline-style="none" fo:font-weight="normal" officeooo:rsid="0003dc34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Лекции" style:family="paragraph" style:parent-style-name="Text_20_body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Формула" style:family="paragraph" style:parent-style-name="Text_20_body" style:master-page-name="">
      <style:paragraph-properties style:page-number="auto" fo:padding="0.499cm" fo:border="0.51pt solid #999999" style:shadow="none">
        <style:tab-stops/>
      </style:paragraph-properties>
      <style:text-properties fo:color="#071136" style:font-name="Monospace" fo:font-family="Monospace" style:font-style-name="Обычный" style:font-pitch="variable" fo:font-weight="bold" officeooo:rsid="00007a53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 LibreOffice_project/8f48d515416608e3a835360314dac7e47fd0b821</meta:generator>
    <dc:date>2021-11-03T19:19:35.960000000</dc:date>
    <meta:editing-duration>PT45M3S</meta:editing-duration>
    <meta:editing-cycles>1</meta:editing-cycles>
    <meta:document-statistic meta:table-count="0" meta:image-count="0" meta:object-count="0" meta:page-count="2" meta:paragraph-count="18" meta:word-count="140" meta:character-count="1161" meta:non-whitespace-character-count="1037"/>
  </office:meta>
</office:document-meta>
</file>